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article titled "Omni-frequency Channel-selection Representations for Unsupervised Anomaly Detection" introduces OCR-GAN, a novel approach to unsupervised anomaly detection that emphasizes the importance of frequency domain analysis in improving reconstruction-based methods. This technique is designed to handle sensory anomaly detection tasks by leveraging the significant difference in frequency distribution between normal and abnormal images. The method proposes a Frequency Decoupling (FD) module to separate input images into different frequency components and employs a Channel Selection (CS) module for frequency interaction among different encoders, selecting various channels adaptively. Notably, OCR-GAN achieved a state-of-the-art detection AUC of 98.3 on the MVTec AD dataset without requiring additional training data, showcasing a substantial improvement over both the reconstruction-based baseline and current state-of-the-art methods.</text:p>
      <text:p text:style-name="Text_20_body"><text:span text:style-name="Strong_20_Emphasis">Key Characteristics:</text:span></text:p>
      <text:list text:style-name="L1">
        <text:list-item>
          <text:p text:style-name="P1"><text:span text:style-name="Strong_20_Emphasis">Model Structure:</text:span> Utilizes a FD module for omni-frequency image representation and a CS module for omni-frequency interaction among encoders.</text:p>
        </text:list-item>
        <text:list-item>
          <text:p text:style-name="P1"><text:span text:style-name="Strong_20_Emphasis">Learning Technique:</text:span> Focuses on the reconstruction process from a frequency domain perspective, enhancing the detection by separating frequency components and leveraging channel selection for better reconstruction accuracy.</text:p>
        </text:list-item>
        <text:list-item>
          <text:p text:style-name="P1"><text:span text:style-name="Strong_20_Emphasis">Advantages/Disadvantages:</text:span></text:p>
          <text:list>
            <text:list-item>
              <text:p text:style-name="P2"><text:span text:style-name="Strong_20_Emphasis">Advantages:</text:span> Significantly improves the performance of reconstruction-based anomaly detection methods by addressing frequency domain differences between normal and abnormal images. Demonstrates superior detection accuracy on the MVTec AD dataset.</text:p>
            </text:list-item>
            <text:list-item>
              <text:p text:style-name="P2"><text:span text:style-name="Strong_20_Emphasis">Disadvantages:</text:span> The article does not explicitly discuss potential disadvantages. However, the complexity of implementing frequency domain analysis might pose challenges.</text:p>
            </text:list-item>
          </text:list>
        </text:list-item>
        <text:list-item>
          <text:p text:style-name="P1"><text:span text:style-name="Strong_20_Emphasis">Dataset Labeling Requirement:</text:span> The approach does not require labeled datasets for training, aligning with unsupervised anomaly detection methodologies.</text:p>
        </text:list-item>
        <text:list-item>
          <text:p text:style-name="P1"><text:span text:style-name="Strong_20_Emphasis">Performance and Output Quality/Accuracy:</text:span> Achieves a new state-of-the-art detection AUC of 98.3 on the MVTec AD dataset, outperforming existing methods without the need for extra training data.</text:p>
        </text:list-item>
        <text:list-item>
          <text:p text:style-name="P1"><text:span text:style-name="Strong_20_Emphasis">Datasets Used for Training/Testing:</text:span> Primarily demonstrated on the MVTec AD dataset. The approach's performance on additional datasets or its applicability to other types of anomaly detection tasks is not discussed within the provided text.</text:p>
        </text:list-item>
      </text:list>
      <text:p text:style-name="Text_20_body">The absence of detailed discussion on specific disadvantages, broader dataset applicability, and a direct comparison with a diverse range of existing techniques within the document suggests a focused contribution to improving unsupervised anomaly detection through frequency domain analysis and channel selec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8:07:17.107000000</meta:creation-date>
    <dc:date>2024-03-14T18:07:19.662000000</dc:date>
    <meta:editing-duration>PT2S</meta:editing-duration>
    <meta:editing-cycles>1</meta:editing-cycles>
    <meta:document-statistic meta:table-count="0" meta:image-count="0" meta:object-count="0" meta:page-count="1" meta:paragraph-count="11" meta:word-count="345" meta:character-count="2677" meta:non-whitespace-character-count="2351"/>
    <meta:generator>LibreOffice/7.6.1.2$Windows_X86_64 LibreOffice_project/f5defcebd022c5bc36bbb79be232cb6926d8f674</meta:generator>
  </office:meta>
</office:document-meta>
</file>